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cm" svg:stroke-color="#000000" draw:marker-start-width="0.125cm" draw:marker-end-width="0.125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cm" svg:stroke-color="#000000" draw:fill="non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cm"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cm" svg:stroke-color="#000000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1cm" svg:x="3.5cm" svg:y="0.5cm">
          <text:p/>
          <draw:enhanced-geometry svg:viewBox="0 0 21600 21600" draw:type="rectangle" draw:enhanced-path="M 0 0 L 21600 0 21600 21600 0 21600 0 0 Z N"/>
        </draw:custom-shape>
        <draw:frame draw:style-name="gr2" xml:id="id7" draw:id="id7" draw:layer="layout" svg:width="2.119cm" svg:height="0.962cm" svg:x="5.581cm" svg:y="0.5cm">
          <draw:text-box>
            <text:p>Client</text:p>
          </draw:text-box>
        </draw:frame>
        <draw:custom-shape draw:style-name="gr1" draw:text-style-name="P1" xml:id="id1" draw:id="id1" draw:layer="layout" svg:width="11.3cm" svg:height="1cm" svg:x="1.3cm" svg:y="10.7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95cm" svg:y1="10.7cm" svg:x2="6.95cm" svg:y2="11.7cm" draw:start-shape="id1" draw:start-glue-point="0" draw:end-shape="id1" draw:end-glue-point="2" svg:d="M6950 10700v1000" svg:viewBox="0 0 1 1001">
          <text:p/>
        </draw:connector>
        <draw:frame draw:style-name="gr4" xml:id="id6" draw:id="id6" draw:layer="layout" svg:width="4cm" svg:height="0.962cm" svg:x="2.1cm" svg:y="10.7cm">
          <draw:text-box>
            <text:p>TPF Server</text:p>
          </draw:text-box>
        </draw:frame>
        <draw:frame draw:style-name="gr5" xml:id="id11" draw:id="id11" draw:layer="layout" svg:width="5.7cm" svg:height="0.962cm" svg:x="7cm" svg:y="10.7cm">
          <draw:text-box>
            <text:p>SPARQL Endpoint</text:p>
          </draw:text-box>
        </draw:frame>
        <draw:frame draw:style-name="gr2" draw:text-style-name="P2" draw:layer="layout" svg:width="1.755cm" svg:height="0.806cm" svg:x="1.1cm" svg:y="1.8cm">
          <draw:text-box>
            <text:p text:style-name="P2"><text:span text:style-name="T1">Proxy</text:span></text:p>
          </draw:text-box>
        </draw:frame>
        <draw:custom-shape draw:style-name="gr6" draw:text-style-name="P1" draw:layer="layout" svg:width="12.6cm" svg:height="8.6cm" svg:x="0.2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3" draw:id="id13" draw:layer="layout" svg:width="6.7cm" svg:height="1cm" svg:x="3.8cm" svg:y="2.2cm">
          <text:p/>
          <draw:enhanced-geometry svg:viewBox="0 0 21600 21600" draw:type="rectangle" draw:enhanced-path="M 0 0 L 21600 0 21600 21600 0 21600 0 0 Z N"/>
        </draw:custom-shape>
        <draw:frame draw:style-name="gr8" xml:id="id8" draw:id="id8" draw:layer="layout" svg:width="6.61cm" svg:height="1.012cm" svg:x="3.79cm" svg:y="2.2cm">
          <draw:text-box>
            <text:p>SPARQL 1.1 Protocol</text:p>
          </draw:text-box>
        </draw:frame>
        <draw:custom-shape draw:style-name="gr9" draw:text-style-name="P1" xml:id="id3" draw:id="id3" draw:layer="layout" svg:width="3.3cm" svg:height="1cm" svg:x="0.5cm" svg:y="4.9cm">
          <text:p text:style-name="P1">Analysers</text:p>
          <draw:enhanced-geometry svg:viewBox="0 0 21600 21600" draw:type="rectangle" draw:enhanced-path="M 0 0 L 21600 0 21600 21600 0 21600 0 0 Z N"/>
        </draw:custom-shape>
        <draw:custom-shape draw:style-name="gr9" draw:text-style-name="P1" xml:id="id2" draw:id="id2" draw:layer="layout" svg:width="4.9cm" svg:height="0.9cm" svg:x="5.6cm" svg:y="3.3cm">
          <text:p text:style-name="P1">Parse to Algebra</text:p>
          <draw:enhanced-geometry svg:viewBox="0 0 21600 21600" draw:type="rectangle" draw:enhanced-path="M 0 0 L 21600 0 21600 21600 0 21600 0 0 Z N"/>
        </draw:custom-shape>
        <draw:custom-shape draw:style-name="gr9" draw:text-style-name="P1" xml:id="id9" draw:id="id9" draw:layer="layout" svg:width="4.5cm" svg:height="1.3cm" svg:x="4.8cm" svg:y="4.9cm">
          <text:p text:style-name="P1">Query Planner</text:p>
          <draw:enhanced-geometry svg:viewBox="0 0 21600 21600" draw:type="rectangle" draw:enhanced-path="M 0 0 L 21600 0 21600 21600 0 21600 0 0 Z N"/>
        </draw:custom-shape>
        <draw:custom-shape draw:style-name="gr9" draw:text-style-name="P1" xml:id="id12" draw:id="id12" draw:layer="layout" svg:width="3.1cm" svg:height="0.6cm" svg:x="3.7cm" svg:y="7.3cm">
          <text:p text:style-name="P1">TPF Client</text:p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layout" svg:width="4.4cm" svg:height="1cm" svg:x="7.2cm" svg:y="7.4cm">
          <text:p text:style-name="P1">SPARQL Client</text:p>
          <draw:enhanced-geometry svg:viewBox="0 0 21600 21600" draw:type="rectangle" draw:enhanced-path="M 0 0 L 21600 0 21600 21600 0 21600 0 0 Z N"/>
        </draw:custom-shape>
        <draw:custom-shape draw:style-name="gr9" draw:text-style-name="P1" xml:id="id5" draw:id="id5" draw:layer="layout" svg:width="2.4cm" svg:height="1.1cm" svg:x="10cm" svg:y="5.5cm">
          <text:p text:style-name="P1">Cache</text:p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3.3cm" svg:height="0.8cm" svg:x="0.7cm" svg:y="9.3cm">
          <text:p text:style-name="P1">Prefetcher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5.6cm" svg:y1="3.75cm" svg:x2="3.8cm" svg:y2="5.4cm" draw:start-shape="id2" draw:start-glue-point="3" draw:end-shape="id3" svg:d="M5600 3750c-1350 0-450 1650-1800 1650" svg:viewBox="0 0 1801 1651">
          <text:p/>
        </draw:connector>
        <draw:connector draw:style-name="gr10" draw:text-style-name="P1" draw:layer="layout" draw:type="curve" svg:x1="2.15cm" svg:y1="5.9cm" svg:x2="2.35cm" svg:y2="9.3cm" draw:start-shape="id3" draw:start-glue-point="2" draw:end-shape="id4" svg:d="M2150 5900c0 2550 200 850 200 3400" svg:viewBox="0 0 201 3401">
          <text:p/>
        </draw:connector>
        <draw:connector draw:style-name="gr10" draw:text-style-name="P1" draw:layer="layout" draw:type="curve" svg:x1="4cm" svg:y1="9.7cm" svg:x2="11.2cm" svg:y2="6.6cm" draw:start-shape="id4" draw:start-glue-point="1" draw:end-shape="id5" draw:end-glue-point="2" svg:d="M4000 9700c4800 0 7200-1033 7200-3100" svg:viewBox="0 0 7201 3101">
          <text:p/>
        </draw:connector>
        <draw:connector draw:style-name="gr11" draw:text-style-name="P1" draw:layer="layout" draw:type="curve" svg:x1="2.35cm" svg:y1="10.1cm" svg:x2="4.1cm" svg:y2="10.7cm" draw:start-shape="id4" draw:start-glue-point="2" draw:end-shape="id6" draw:end-glue-point="0" svg:d="M2350 10100c0 451 1750 152 1750 600" svg:viewBox="0 0 1751 601">
          <text:p/>
        </draw:connector>
        <draw:connector draw:style-name="gr11" draw:text-style-name="P1" draw:layer="layout" draw:type="curve" svg:x1="6.64cm" svg:y1="1.462cm" svg:x2="7.095cm" svg:y2="2.2cm" draw:start-shape="id7" draw:start-glue-point="2" draw:end-shape="id8" draw:end-glue-point="0" svg:d="M6640 1462c0 553 455 185 455 738" svg:viewBox="0 0 456 739">
          <text:p/>
        </draw:connector>
        <draw:connector draw:style-name="gr10" draw:text-style-name="P1" draw:layer="layout" draw:type="curve" svg:x1="7.095cm" svg:y1="3.212cm" svg:x2="8.05cm" svg:y2="3.3cm" draw:start-shape="id8" draw:start-glue-point="2" draw:end-shape="id2" draw:end-glue-point="0" svg:d="M7095 3212c0 66 955 22 955 88" svg:viewBox="0 0 956 89">
          <text:p/>
        </draw:connector>
        <draw:connector draw:style-name="gr10" draw:text-style-name="P1" draw:layer="layout" draw:type="curve" svg:x1="10cm" svg:y1="6.05cm" svg:x2="9.3cm" svg:y2="5.55cm" draw:start-shape="id5" draw:start-glue-point="3" draw:end-shape="id9" draw:end-glue-point="1" svg:d="M10000 6050c-525 0-175-500-700-500" svg:viewBox="0 0 701 501">
          <text:p/>
        </draw:connector>
        <draw:connector draw:style-name="gr10" draw:text-style-name="P1" draw:layer="layout" draw:type="curve" svg:x1="7.05cm" svg:y1="4.9cm" svg:x2="3.79cm" svg:y2="2.706cm" draw:start-shape="id9" draw:start-glue-point="0" draw:end-shape="id8" draw:end-glue-point="3" svg:d="M7050 4900c0-1266-1880-1055-2883-1287s-1127-907-377-907" svg:viewBox="0 0 3743 2195">
          <text:p/>
        </draw:connector>
        <draw:connector draw:style-name="gr11" draw:text-style-name="P1" draw:layer="layout" draw:type="curve" svg:x1="9.4cm" svg:y1="8.4cm" svg:x2="9.85cm" svg:y2="10.7cm" draw:start-shape="id10" draw:start-glue-point="2" draw:end-shape="id11" svg:d="M9400 8400c0 1726 450 577 450 2300" svg:viewBox="0 0 451 2301">
          <text:p/>
        </draw:connector>
        <draw:connector draw:style-name="gr11" draw:text-style-name="P1" draw:layer="layout" draw:type="curve" svg:x1="5.25cm" svg:y1="7.9cm" svg:x2="4.1cm" svg:y2="10.7cm" draw:start-shape="id12" draw:end-shape="id6" svg:d="M5250 7900c0 2101-1150 702-1150 2800" svg:viewBox="0 0 1151 2801">
          <text:p/>
        </draw:connector>
        <draw:connector draw:style-name="gr10" draw:text-style-name="P1" draw:layer="layout" draw:type="curve" svg:x1="8.05cm" svg:y1="4.2cm" svg:x2="7.05cm" svg:y2="4.9cm" draw:start-shape="id2" draw:start-glue-point="2" draw:end-shape="id9" draw:end-glue-point="0" svg:d="M8050 4200c0 525-1000 175-1000 700" svg:viewBox="0 0 1001 701">
          <text:p/>
        </draw:connector>
        <draw:connector draw:style-name="gr10" draw:text-style-name="P1" draw:layer="layout" draw:type="curve" svg:x1="5.25cm" svg:y1="7.3cm" svg:x2="11.2cm" svg:y2="6.6cm" draw:start-shape="id12" draw:start-glue-point="0" draw:end-shape="id5" draw:end-glue-point="2" svg:d="M5250 7300c0-751 3150-501 3150-350s2800 401 2800-350" svg:viewBox="0 0 5951 701">
          <text:p/>
        </draw:connector>
        <draw:connector draw:style-name="gr11" draw:text-style-name="P1" draw:layer="layout" draw:type="curve" svg:x1="7.05cm" svg:y1="6.2cm" svg:x2="5.25cm" svg:y2="7.3cm" draw:start-shape="id9" draw:start-glue-point="2" draw:end-shape="id12" draw:end-glue-point="0" svg:d="M7050 6200c0 825-1800 275-1800 1100" svg:viewBox="0 0 1801 1101">
          <text:p/>
        </draw:connector>
        <draw:connector draw:style-name="gr11" draw:text-style-name="P1" draw:layer="layout" draw:type="curve" svg:x1="9.4cm" svg:y1="7.4cm" svg:x2="7.05cm" svg:y2="6.2cm" draw:start-shape="id10" draw:start-glue-point="0" draw:end-shape="id9" svg:d="M9400 7400c0-900-2350-300-2350-1200" svg:viewBox="0 0 2351 1201">
          <text:p/>
        </draw:connector>
        <draw:connector draw:style-name="gr11" draw:text-style-name="P1" draw:layer="layout" draw:type="curve" svg:x1="10.5cm" svg:y1="2.7cm" svg:x2="11.2cm" svg:y2="5.5cm" draw:start-shape="id13" draw:start-glue-point="1" draw:end-shape="id5" draw:end-glue-point="0" svg:d="M10500 2700c467 0 700 933 700 2800" svg:viewBox="0 0 701 2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1cm" fo:margin-left="0.1cm" fo:margin-right="0.1cm" fo:page-width="13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jetil Kjernsmo</meta:initial-creator>
    <meta:creation-date>2016-07-29T10:59:42.172344441</meta:creation-date>
    <dc:date>2016-07-29T11:43:51.643935429</dc:date>
    <dc:creator>Kjetil Kjernsmo</dc:creator>
    <meta:editing-duration>PT33M35S</meta:editing-duration>
    <meta:editing-cycles>4</meta:editing-cycles>
    <meta:generator>LibreOffice/4.2.8.2$Linux_X86_64 LibreOffice_project/420m0$Build-2</meta:generator>
    <meta:document-statistic meta:object-count="32"/>
  </office:meta>
</office:document-meta>
</file>